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B" style:family="table-column">
      <style:table-column-properties style:column-width="4.251cm" style:rel-column-width="16384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ort<text:line-break/>infos internet</text:p>
      <text:list xml:id="list583657008092806098" text:style-name="L1">
        <text:list-item>
          <text:p text:style-name="P1">charge maximale</text:p>
          <text:list>
            <text:list-item>
              <text:p text:style-name="P1">sites</text:p>
              <text:list>
                <text:list-item>
                  <text:p text:style-name="P1"><text:a xlink:type="simple" xlink:href="https://www.ericfavre.com/lifestyle/calculer-la-charge-maximale/" text:style-name="Internet_20_link" text:visited-style-name="Visited_20_Internet_20_Link">https://www.ericfavre.com/lifestyle/calculer-la-charge-maximale/</text:a></text:p>
                </text:list-item>
                <text:list-item>
                  <text:p text:style-name="P1"><text:a xlink:type="simple" xlink:href="https://maverickfitness.fr/table-de-berger-calculer-son-1rm-en-musculation/#La_table_de_Berger" text:style-name="Internet_20_link" text:visited-style-name="Visited_20_Internet_20_Link">https://maverickfitness.fr/table-de-berger-calculer-son-1rm-en-musculation/#La_table_de_Berger</text:a></text:p>
                </text:list-item>
                <text:list-item>
                  <text:p text:style-name="P1"><text:a xlink:type="simple" xlink:href="https://musculation-nutrition.fr/table-berger-musculation/" text:style-name="Internet_20_link" text:visited-style-name="Visited_20_Internet_20_Link">https://musculation-nutrition.fr/table-berger-musculation/</text:a></text:p>
                </text:list-item>
              </text:list>
            </text:list-item>
            <text:list-item>
              <text:p text:style-name="P1">infos</text:p>
              <text:list>
                <text:list-item>
                  <text:p text:style-name="P1">rép max = poids maximum avec lequel on arrive à faire une répétition (je crois)</text:p>
                  <text:list>
                    <text:list-item>
                      <text:p text:style-name="P1">noté 1-RM</text:p>
                    </text:list-item>
                  </text:list>
                </text:list-item>
                <text:list-item>
                  <text:p text:style-name="P1">table de berger</text:p>
                  <text:list>
                    <text:list-item>
                      <text:p text:style-name="P1">indique calculs à faire pour trouver nb max répétitions à un poids</text:p>
                      <text:list>
                        <text:list-item>
                          <text:p text:style-name="P1">en fonction du nombre max de répétitions à un autre poids</text:p>
                        </text:list-item>
                      </text:list>
                    </text:list-item>
                    <text:list-item>
                      <text:p text:style-name="P1">autrement dit</text:p>
                      <text:list>
                        <text:list-item>
                          <text:p text:style-name="P1">on fait n répétitions max avec k kilos</text:p>
                        </text:list-item>
                        <text:list-item>
                          <text:p text:style-name="P1">→ on voit à combien de % de la masse max 1-RM on se trouve actuellement</text:p>
                        </text:list-item>
                      </text:list>
                    </text:list-item>
                    <text:list-item>
                      <text:p text:style-name="P1">formule donnée : Charge max = Poids testé x <text:s/>100 / % <text:s/>répétition maximale test</text:p>
                    </text:list-item>
                    <text:list-item>
                      <text:p text:style-name="P1">la table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float" office:value="1">
            <text:p text:style-name="P2">1</text:p>
          </table:table-cell>
          <table:table-cell table:style-name="Tableau1.B1" office:value-type="float" office:value="100">
            <text:p text:style-name="P2">100</text:p>
          </table:table-cell>
        </table:table-row>
        <table:table-row>
          <table:table-cell table:style-name="Tableau1.A2" office:value-type="float" office:value="2">
            <text:p text:style-name="P2">2</text:p>
          </table:table-cell>
          <table:table-cell table:style-name="Tableau1.B2" office:value-type="float" office:value="97.4">
            <text:p text:style-name="P2">97,4</text:p>
          </table:table-cell>
        </table:table-row>
        <table:table-row>
          <table:table-cell table:style-name="Tableau1.A2" office:value-type="float" office:value="3">
            <text:p text:style-name="P2">3</text:p>
          </table:table-cell>
          <table:table-cell table:style-name="Tableau1.B2" office:value-type="float" office:value="94.9">
            <text:p text:style-name="P2">94,9</text:p>
          </table:table-cell>
        </table:table-row>
        <table:table-row>
          <table:table-cell table:style-name="Tableau1.A2" office:value-type="float" office:value="4">
            <text:p text:style-name="P2">4</text:p>
          </table:table-cell>
          <table:table-cell table:style-name="Tableau1.B2" office:value-type="float" office:value="92.5">
            <text:p text:style-name="P2">92,5</text:p>
          </table:table-cell>
        </table:table-row>
        <table:table-row>
          <table:table-cell table:style-name="Tableau1.A2" office:value-type="float" office:value="5">
            <text:p text:style-name="P2">5</text:p>
          </table:table-cell>
          <table:table-cell table:style-name="Tableau1.B2" office:value-type="float" office:value="89.8">
            <text:p text:style-name="P2">89,8</text:p>
          </table:table-cell>
        </table:table-row>
        <table:table-row>
          <table:table-cell table:style-name="Tableau1.A2" office:value-type="float" office:value="6">
            <text:p text:style-name="P2">6</text:p>
          </table:table-cell>
          <table:table-cell table:style-name="Tableau1.B2" office:value-type="float" office:value="87.6">
            <text:p text:style-name="P2">87,6</text:p>
          </table:table-cell>
        </table:table-row>
        <table:table-row>
          <table:table-cell table:style-name="Tableau1.A2" office:value-type="float" office:value="7">
            <text:p text:style-name="P2">7</text:p>
          </table:table-cell>
          <table:table-cell table:style-name="Tableau1.B2" office:value-type="float" office:value="85.5">
            <text:p text:style-name="P2">85,5</text:p>
          </table:table-cell>
        </table:table-row>
        <table:table-row>
          <table:table-cell table:style-name="Tableau1.A2" office:value-type="float" office:value="8">
            <text:p text:style-name="P2">8</text:p>
          </table:table-cell>
          <table:table-cell table:style-name="Tableau1.B2" office:value-type="float" office:value="83.3">
            <text:p text:style-name="P2">83,3</text:p>
          </table:table-cell>
        </table:table-row>
        <table:table-row>
          <table:table-cell table:style-name="Tableau1.A2" office:value-type="float" office:value="9">
            <text:p text:style-name="P2">9</text:p>
          </table:table-cell>
          <table:table-cell table:style-name="Tableau1.B2" office:value-type="float" office:value="81.1">
            <text:p text:style-name="P2">81,1</text:p>
          </table:table-cell>
        </table:table-row>
        <table:table-row>
          <table:table-cell table:style-name="Tableau1.A2" office:value-type="float" office:value="10">
            <text:p text:style-name="P2">10</text:p>
          </table:table-cell>
          <table:table-cell table:style-name="Tableau1.B2" office:value-type="float" office:value="78.8">
            <text:p text:style-name="P2">78,8</text:p>
          </table:table-cell>
        </table:table-row>
      </table:table>
      <text:p text:style-name="Standard"/>
      <text:list xml:id="list183719682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">Exemple</text:p>
                      <text:list>
                        <text:list-item>
                          <text:p text:style-name="P1">10 réps à 15 kg</text:p>
                        </text:list-item>
                        <text:list-item>
                          <text:p text:style-name="P1">→ 15 = 1-RM * 0,788</text:p>
                        </text:list-item>
                        <text:list-item>
                          <text:p text:style-name="P1">→ 1-RM = 15 / 0,788</text:p>
                        </text:list-item>
                        <text:list-item>
                          <text:p text:style-name="P1">→ 1-RM = 19kg</text:p>
                        </text:list-item>
                        <text:list-item>
                          <text:p text:style-name="P1">→ 5 réps possibles à 89,8% de 19kg</text:p>
                        </text:list-item>
                        <text:list-item>
                          <text:p text:style-name="P1">→ 5 réps possibles à 17kg</text:p>
                        </text:list-item>
                      </text:list>
                    </text:list-item>
                    <text:list-item>
                      <text:p text:style-name="P1">tentative de perso de conversion en quelque chose d'utile : équivalences</text:p>
                    </text:list-item>
                  </text:list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2">Poids (kg)</text:p>
          </table:table-cell>
          <table:table-cell table:style-name="Tableau2.A1" office:value-type="string">
            <text:p text:style-name="P2">Nb rép max</text:p>
          </table:table-cell>
          <table:table-cell table:style-name="Tableau2.A1" office:value-type="string">
            <text:p text:style-name="P2">Poids 2</text:p>
          </table:table-cell>
          <table:table-cell table:style-name="Tableau2.D1" office:value-type="string">
            <text:p text:style-name="P2">Nb rép max 2</text:p>
          </table:table-cell>
        </table:table-row>
        <table:table-row>
          <table:table-cell table:style-name="Tableau2.A2" office:value-type="float" office:value="100">
            <text:p text:style-name="P2">100</text:p>
          </table:table-cell>
          <table:table-cell table:style-name="Tableau2.A2" office:value-type="float" office:value="13">
            <text:p text:style-name="P2">13</text:p>
          </table:table-cell>
          <table:table-cell table:style-name="Tableau2.A2" office:value-type="float" office:value="110">
            <text:p text:style-name="P2">110</text:p>
          </table:table-cell>
          <table:table-cell table:style-name="Tableau2.D2" office:value-type="float" office:value="8">
            <text:p text:style-name="P2">8</text:p>
          </table:table-cell>
        </table:table-row>
        <table:table-row>
          <table:table-cell table:style-name="Tableau2.A2" office:value-type="float" office:value="90">
            <text:p text:style-name="P2">90</text:p>
          </table:table-cell>
          <table:table-cell table:style-name="Tableau2.A2" office:value-type="float" office:value="12">
            <text:p text:style-name="P2">12</text:p>
          </table:table-cell>
          <table:table-cell table:style-name="Tableau2.A2" office:value-type="float" office:value="100">
            <text:p text:style-name="P2">100</text:p>
          </table:table-cell>
          <table:table-cell table:style-name="Tableau2.D2" office:value-type="float" office:value="7">
            <text:p text:style-name="P2">7</text:p>
          </table:table-cell>
        </table:table-row>
        <table:table-row>
          <table:table-cell table:style-name="Tableau2.A2" office:value-type="float" office:value="80">
            <text:p text:style-name="P2">80</text:p>
          </table:table-cell>
          <table:table-cell table:style-name="Tableau2.A2" office:value-type="float" office:value="13">
            <text:p text:style-name="P2">13</text:p>
          </table:table-cell>
          <table:table-cell table:style-name="Tableau2.A2" office:value-type="float" office:value="90">
            <text:p text:style-name="P2">90</text:p>
          </table:table-cell>
          <table:table-cell table:style-name="Tableau2.D2" office:value-type="float" office:value="7">
            <text:p text:style-name="P2">7</text:p>
          </table:table-cell>
        </table:table-row>
        <text:soft-page-break/>
        <table:table-row>
          <table:table-cell table:style-name="Tableau2.A2" office:value-type="float" office:value="70">
            <text:p text:style-name="P2">70</text:p>
          </table:table-cell>
          <table:table-cell table:style-name="Tableau2.A2" office:value-type="float" office:value="14">
            <text:p text:style-name="P2">14</text:p>
          </table:table-cell>
          <table:table-cell table:style-name="Tableau2.A2" office:value-type="float" office:value="80">
            <text:p text:style-name="P2">80</text:p>
          </table:table-cell>
          <table:table-cell table:style-name="Tableau2.D2" office:value-type="float" office:value="7">
            <text:p text:style-name="P2">7</text:p>
          </table:table-cell>
        </table:table-row>
        <table:table-row>
          <table:table-cell table:style-name="Tableau2.A2" office:value-type="float" office:value="60">
            <text:p text:style-name="P2">60</text:p>
          </table:table-cell>
          <table:table-cell table:style-name="Tableau2.A2" office:value-type="float" office:value="13">
            <text:p text:style-name="P2">13</text:p>
          </table:table-cell>
          <table:table-cell table:style-name="Tableau2.A2" office:value-type="float" office:value="70">
            <text:p text:style-name="P2">70</text:p>
          </table:table-cell>
          <table:table-cell table:style-name="Tableau2.D2" office:value-type="float" office:value="6">
            <text:p text:style-name="P2">6</text:p>
          </table:table-cell>
        </table:table-row>
        <table:table-row>
          <table:table-cell table:style-name="Tableau2.A2" office:value-type="float" office:value="50">
            <text:p text:style-name="P2">50</text:p>
          </table:table-cell>
          <table:table-cell table:style-name="Tableau2.A2" office:value-type="float" office:value="15">
            <text:p text:style-name="P2">15</text:p>
          </table:table-cell>
          <table:table-cell table:style-name="Tableau2.A2" office:value-type="float" office:value="60">
            <text:p text:style-name="P2">60</text:p>
          </table:table-cell>
          <table:table-cell table:style-name="Tableau2.D2" office:value-type="float" office:value="6">
            <text:p text:style-name="P2">6</text:p>
          </table:table-cell>
        </table:table-row>
        <table:table-row>
          <table:table-cell table:style-name="Tableau2.A2" office:value-type="float" office:value="40">
            <text:p text:style-name="P2">40</text:p>
          </table:table-cell>
          <table:table-cell table:style-name="Tableau2.A2" office:value-type="float" office:value="17">
            <text:p text:style-name="P2">17</text:p>
          </table:table-cell>
          <table:table-cell table:style-name="Tableau2.A2" office:value-type="float" office:value="50">
            <text:p text:style-name="P2">50</text:p>
          </table:table-cell>
          <table:table-cell table:style-name="Tableau2.D2" office:value-type="float" office:value="6">
            <text:p text:style-name="P2">6</text:p>
          </table:table-cell>
        </table:table-row>
        <table:table-row>
          <table:table-cell table:style-name="Tableau2.A2" office:value-type="float" office:value="35">
            <text:p text:style-name="P2">35</text:p>
          </table:table-cell>
          <table:table-cell table:style-name="Tableau2.A2" office:value-type="float" office:value="13">
            <text:p text:style-name="P2">13</text:p>
          </table:table-cell>
          <table:table-cell table:style-name="Tableau2.A2" office:value-type="float" office:value="40">
            <text:p text:style-name="P2">40</text:p>
          </table:table-cell>
          <table:table-cell table:style-name="Tableau2.D2" office:value-type="float" office:value="7">
            <text:p text:style-name="P2">7</text:p>
          </table:table-cell>
        </table:table-row>
        <table:table-row>
          <table:table-cell table:style-name="Tableau2.A2" office:value-type="float" office:value="30">
            <text:p text:style-name="P2">30</text:p>
          </table:table-cell>
          <table:table-cell table:style-name="Tableau2.A2" office:value-type="float" office:value="15">
            <text:p text:style-name="P2">15</text:p>
          </table:table-cell>
          <table:table-cell table:style-name="Tableau2.A2" office:value-type="float" office:value="35">
            <text:p text:style-name="P2">35</text:p>
          </table:table-cell>
          <table:table-cell table:style-name="Tableau2.D2" office:value-type="float" office:value="7">
            <text:p text:style-name="P2">7</text:p>
          </table:table-cell>
        </table:table-row>
        <table:table-row>
          <table:table-cell table:style-name="Tableau2.A2" office:value-type="float" office:value="25">
            <text:p text:style-name="P2">25</text:p>
          </table:table-cell>
          <table:table-cell table:style-name="Tableau2.A2" office:value-type="float" office:value="16">
            <text:p text:style-name="P2">16</text:p>
          </table:table-cell>
          <table:table-cell table:style-name="Tableau2.A2" office:value-type="float" office:value="30">
            <text:p text:style-name="P2">30</text:p>
          </table:table-cell>
          <table:table-cell table:style-name="Tableau2.D2" office:value-type="float" office:value="7">
            <text:p text:style-name="P2">7</text:p>
          </table:table-cell>
        </table:table-row>
        <table:table-row>
          <table:table-cell table:style-name="Tableau2.A2" office:value-type="float" office:value="20">
            <text:p text:style-name="P2">20</text:p>
          </table:table-cell>
          <table:table-cell table:style-name="Tableau2.A2" office:value-type="float" office:value="17">
            <text:p text:style-name="P2">17</text:p>
          </table:table-cell>
          <table:table-cell table:style-name="Tableau2.A2" office:value-type="float" office:value="25">
            <text:p text:style-name="P2">25</text:p>
          </table:table-cell>
          <table:table-cell table:style-name="Tableau2.D2" office:value-type="float" office:value="6">
            <text:p text:style-name="P2">6</text:p>
          </table:table-cell>
        </table:table-row>
        <table:table-row>
          <table:table-cell table:style-name="Tableau2.A2" office:value-type="float" office:value="15">
            <text:p text:style-name="P2">15</text:p>
          </table:table-cell>
          <table:table-cell table:style-name="Tableau2.A2" office:value-type="float" office:value="17">
            <text:p text:style-name="P2">17</text:p>
          </table:table-cell>
          <table:table-cell table:style-name="Tableau2.A2" office:value-type="float" office:value="20">
            <text:p text:style-name="P2">20</text:p>
          </table:table-cell>
          <table:table-cell table:style-name="Tableau2.D2" office:value-type="float" office:value="4">
            <text:p text:style-name="P2">4</text:p>
          </table:table-cell>
        </table:table-row>
        <table:table-row>
          <table:table-cell table:style-name="Tableau2.A2" office:value-type="float" office:value="10">
            <text:p text:style-name="P2">10</text:p>
          </table:table-cell>
          <table:table-cell table:style-name="Tableau2.A2" office:value-type="float" office:value="17">
            <text:p text:style-name="P2">17</text:p>
          </table:table-cell>
          <table:table-cell table:style-name="Tableau2.A2" office:value-type="float" office:value="12.5">
            <text:p text:style-name="P2">12,5</text:p>
          </table:table-cell>
          <table:table-cell table:style-name="Tableau2.D2" office:value-type="float" office:value="1">
            <text:p text:style-name="P2">1</text:p>
          </table:table-cell>
        </table:table-row>
      </table:table>
      <text:p text:style-name="Standard"/>
      <text:list xml:id="list1870670276" text:continue-numbering="true" text:style-name="L1">
        <text:list-item>
          <text:list>
            <text:list-item>
              <text:list>
                <text:list-item>
                  <text:p text:style-name="P1">formule / fonction perso</text:p>
                  <text:list>
                    <text:list-item>
                      <text:p text:style-name="P1">note : la formule ne permet pas de calculer la table</text:p>
                      <text:list>
                        <text:list-item>
                          <text:p text:style-name="P1">la formule permet de calculer 2-3 trucs à partir de la table</text:p>
                        </text:list-item>
                        <text:list-item>
                          <text:p text:style-name="P1">formule inutile</text:p>
                        </text:list-item>
                      </text:list>
                    </text:list-item>
                    <text:list-item>
                      <text:p text:style-name="P1">formule que semble suivre la table de berger</text:p>
                      <text:list>
                        <text:list-item>
                          <text:p text:style-name="P1">ne suit aucune formule !!! Pas complètement aléatoire, % de progression quand divise par deux réps aussi, monte, descend, remonte, redescend...</text:p>
                        </text:list-item>
                        <text:list-item>
                          <text:p text:style-name="P1">aucune base scientifique à mon avis</text:p>
                        </text:list-item>
                        <text:list-item>
                          <text:p text:style-name="P1">a du juste tester lui même et noter</text:p>
                        </text:list-item>
                      </text:list>
                    </text:list-item>
                    <text:list-item>
                      <text:p text:style-name="P1">algorithme : cf « idées »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utres tableaux</text:p>
          <text:list>
            <text:list-item>
              <text:p text:style-name="P1">sites</text:p>
              <text:list>
                <text:list-item>
                  <text:p text:style-name="P1"><text:a xlink:type="simple" xlink:href="https://entrainement-sportif.fr/charges-musculation-entrainement.htm" text:style-name="Internet_20_link" text:visited-style-name="Visited_20_Internet_20_Link">https://entrainement-sportif.fr/charges-musculation-entrainement.htm</text:a></text:p>
                </text:list-item>
                <text:list-item>
                  <text:p text:style-name="P1"><text:a xlink:type="simple" xlink:href="http://www.jg-trainer.ch/2018/02/10/tableau-musculation/" text:style-name="Internet_20_link" text:visited-style-name="Visited_20_Internet_20_Link">http://www.jg-trainer.ch/2018/02/10/tableau-musculation/</text:a>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.3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ff0000" style:font-name="Times New Roman1" fo:font-size="2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6600" style:font-name="Times New Roman1" fo:font-size="16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3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00ff" style:font-name="Times New Roman1" fo:font-size="18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/>
      <style:text-properties fo:font-variant="normal" fo:text-transform="none" fo:color="#666666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666666" fo:font-size="12pt" fo:font-weight="normal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11T12:46:48</meta:creation-date>
    <meta:generator>OpenOffice/4.1.7$Unix OpenOffice.org_project/417m1$Build-9800</meta:generator>
    <meta:editing-duration>PT5H10M10S</meta:editing-duration>
    <meta:editing-cycles>62</meta:editing-cycles>
    <dc:title>note</dc:title>
    <dc:date>2022-02-11T17:56:58</dc:date>
    <meta:document-statistic meta:table-count="2" meta:image-count="0" meta:object-count="0" meta:page-count="2" meta:paragraph-count="114" meta:word-count="346" meta:character-count="1698"/>
    <meta:template xlink:type="simple" xlink:actuate="onRequest" xlink:title="note" xlink:href="../../../../../../Library/Application%20Support/OpenOffice/4/user/template/note.ott" meta:date="2022-02-11T12:46:48"/>
  </office:meta>
</office:document-meta>
</file>